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c521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1c521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c521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c5211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5211" officeooo:paragraph-rsid="001c52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5211" officeooo:paragraph-rsid="001c521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5211" officeooo:paragraph-rsid="001c5211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c521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890f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d718d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ans" fo:font-size="12pt" officeooo:rsid="001890f7" officeooo:paragraph-rsid="001890f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officeooo:rsid="001d718d" officeooo:paragraph-rsid="001d718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fo:background-color="#ffff0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c5211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5211" officeooo:paragraph-rsid="001d718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890f7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1c5211"/>
    </style:style>
    <style:style style:name="T1" style:family="text">
      <style:text-properties officeooo:rsid="001890f7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1890f7" style:font-size-asian="12pt" style:font-size-complex="12pt"/>
    </style:style>
    <style:style style:name="T4" style:family="text">
      <style:text-properties style:font-name="Liberation Sans" fo:font-size="12pt" officeooo:rsid="001c5211" style:font-size-asian="12pt" style:font-size-complex="12pt"/>
    </style:style>
    <style:style style:name="T5" style:family="text">
      <style:text-properties style:font-name="Liberation Sans" fo:font-size="12pt" officeooo:rsid="001890f7" fo:background-color="#ffff00" loext:char-shading-value="0" style:font-size-asian="12pt" style:font-size-complex="12pt"/>
    </style:style>
    <style:style style:name="T6" style:family="text">
      <style:text-properties style:font-name="Liberation Sans" fo:font-size="12pt" officeooo:rsid="001890f7" fo:background-color="transparent" loext:char-shading-value="0" style:font-size-asian="12pt" style:font-size-complex="12pt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90f7" style:font-weight-asian="bold" style:font-weight-complex="bold"/>
    </style:style>
    <style:style style:name="T10" style:family="text">
      <style:text-properties officeooo:rsid="001d7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R</text:span><text:span text:style-name="T2">ESUMO:</text:span></text:p>
      <text:p text:style-name="P4"/>
      <text:list xml:id="list3266253837" text:style-name="L1">
        <text:list-item>
          <text:p text:style-name="P18"><text:span text:style-name="T3">ECONOMIZAR RECURSOS </text:span><text:span text:style-name="T4">(VISITAR K PLANETAS COM MENOR DISTANCIA ENTRE ELES)</text:span><text:span text:style-name="T3">;</text:span></text:p>
        </text:list-item>
      </text:list>
      <text:p text:style-name="P1"/>
      <text:list xml:id="list105251670293687" text:continue-numbering="true" text:style-name="L1">
        <text:list-item>
          <text:p text:style-name="P12">ROTA ENTRE PLANETAS DA POSIÇÃO (I) ATÉ (F);</text:p>
        </text:list-item>
      </text:list>
      <text:p text:style-name="P1"/>
      <text:list xml:id="list105251725400593" text:continue-numbering="true" text:style-name="L1">
        <text:list-item>
          <text:p text:style-name="P18"><text:span text:style-name="T3">DESLOCAR O MÍNIMO POSSÍVEL </text:span><text:span text:style-name="T5">ENTRE PLANETAS;</text:span></text:p>
        </text:list-item>
      </text:list>
      <text:p text:style-name="P14"/>
      <text:p text:style-name="P15"/>
      <text:p text:style-name="P3"><text:span text:style-name="T9">OBJETIVO: </text:span><text:span text:style-name="T1">DADA A ROTA DE PLANETAS PRÓXIMOS, VOCÊ DEVE ESCOLHER OS K PLANETAS A SEREM RECONQUISTADOS DE MODO A MINIMIZAR AS DISTÂNCIAS DO PERCURSO PERCORRIDO ENTRE O INÍCIO DO CAMINHO, OS PLANETAS ESCOLHIDOS E O FIM.</text:span></text:p>
      <text:p text:style-name="P5"/>
      <text:p text:style-name="P5"/>
      <text:p text:style-name="P8"><text:span text:style-name="T3">L</text:span><text:span text:style-name="T2">EITURA COMPLEMENTAR:</text:span></text:p>
      <text:p text:style-name="P15"/>
      <text:list xml:id="list2659433532" text:style-name="L2">
        <text:list-item>
          <text:p text:style-name="P19"><text:a xlink:type="simple" xlink:href="https://www.geeksforgeeks.org/dynamic-memory-allocation-in-c-using-malloc-calloc-free-and-realloc/" text:style-name="Internet_20_link" text:visited-style-name="Visited_20_Internet_20_Link"><text:span text:style-name="T6">https://www.geeksforgeeks.org/dynamic-memory-allocation-in-c-using-malloc-calloc-free-and-realloc/</text:span></text:a></text:p>
        </text:list-item>
      </text:list>
      <text:p text:style-name="P10"/>
      <text:p text:style-name="P11"/>
      <text:p text:style-name="P17">COMANDOS NO TERMINAL:</text:p>
      <text:p text:style-name="P11"><text:tab/></text:p>
      <text:p text:style-name="P11"><text:tab/>$ gcc tp.c -o tp</text:p>
      <text:p text:style-name="P11"><text:tab/>$ ./tp [ PD | AG | FB ]</text:p>
      <text:p text:style-name="P11"><text:tab/>$ &lt;entrada do tipo ENTRY&gt;</text:p>
      <text:p text:style-name="P11"/>
      <text:p text:style-name="P11"/>
      <text:p text:style-name="P6">ENTRY:</text:p>
      <text:p text:style-name="P4"/>
      <text:p text:style-name="P4">t <text:tab/>(tq 0 &lt; t &lt;= 100)</text:p>
      <text:p text:style-name="P4">n k <text:tab/>(tq 0 &lt; n &lt;= 500 &amp; 0 &lt; k &lt;= 250)</text:p>
      <text:p text:style-name="P4">a<text:span text:style-name="T7">1</text:span></text:p>
      <text:p text:style-name="P4">a<text:span text:style-name="T7">2</text:span></text:p>
      <text:p text:style-name="P4">.</text:p>
      <text:p text:style-name="P4">.</text:p>
      <text:p text:style-name="P4">.</text:p>
      <text:p text:style-name="P4">a<text:span text:style-name="T7">n</text:span></text:p>
      <text:p text:style-name="P4">a<text:span text:style-name="T7">n+1</text:span></text:p>
      <text:p text:style-name="P4"/>
      <text:p text:style-name="P6">EXEMPLO<text:span text:style-name="T10">1</text:span>:</text:p>
      <text:p text:style-name="P2"/>
      <text:p text:style-name="P2">1</text:p>
      <text:p text:style-name="P2">3 2</text:p>
      <text:p text:style-name="P2">1</text:p>
      <text:p text:style-name="P2">2</text:p>
      <text:p text:style-name="P2">3</text:p>
      <text:p text:style-name="P2">1</text:p>
      <text:p text:style-name="P4"/>
      <text:p text:style-name="P4"/>
      <text:p text:style-name="P4"/>
      <text:p text:style-name="P13"><text:soft-page-break/><text:span text:style-name="T8">EXEMPLO2</text:span>:</text:p>
      <text:p text:style-name="P13"/>
      <text:p text:style-name="P13">3</text:p>
      <text:p text:style-name="P13">4 3</text:p>
      <text:p text:style-name="P13">7</text:p>
      <text:p text:style-name="P13">2</text:p>
      <text:p text:style-name="P13">6</text:p>
      <text:p text:style-name="P13">4</text:p>
      <text:p text:style-name="P13">5</text:p>
      <text:p text:style-name="P13">4 3</text:p>
      <text:p text:style-name="P13">10</text:p>
      <text:p text:style-name="P13">5</text:p>
      <text:p text:style-name="P13">6</text:p>
      <text:p text:style-name="P13">1</text:p>
      <text:p text:style-name="P13">2</text:p>
      <text:p text:style-name="P13">10 5</text:p>
      <text:p text:style-name="P13">1</text:p>
      <text:p text:style-name="P13">8</text:p>
      <text:p text:style-name="P13">1</text:p>
      <text:p text:style-name="P13">7</text:p>
      <text:p text:style-name="P13">1</text:p>
      <text:p text:style-name="P13">1</text:p>
      <text:p text:style-name="P13">1</text:p>
      <text:p text:style-name="P13">1</text:p>
      <text:p text:style-name="P13">2</text:p>
      <text:p text:style-name="P13">1</text:p>
      <text:p text:style-name="P13">1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51:28.717606570</meta:creation-date>
    <dc:date>2021-03-04T10:52:50.189095799</dc:date>
    <meta:editing-duration>PT6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5" meta:word-count="156" meta:character-count="726" meta:non-whitespace-character-count="622"/>
  </office:meta>
</office:document-meta>
</file>